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Capacidad de almacenamiento SSD (GB)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thinkpad</text:p>
          </table:table-cell>
          <table:table-cell table:style-name="pd1" office:value-type="string" calcext:value-type="string">
            <text:p>probook</text:p>
          </table:table-cell>
          <table:table-cell table:style-name="pd1" office:value-type="string" calcext:value-type="string">
            <text:p>elitebook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ifebook</text:p>
          </table:table-cell>
          <table:table-cell table:style-name="pd1" office:value-type="string" calcext:value-type="string">
            <text:p>autre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intel</text:p>
          </table:table-cell>
          <table:table-cell table:style-name="pd1" office:value-type="string" calcext:value-type="string">
            <text:p>amd</text:p>
          </table:table-cell>
          <table:table-cell table:style-name="pd1" office:value-type="string" calcext:value-type="string">
            <text:p>nvidia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5.56" calcext:value-type="float">
            <text:p>1015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.8" calcext:value-type="float">
            <text:p>365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.76" calcext:value-type="float">
            <text:p>432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2.4" calcext:value-type="float">
            <text:p>812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.8" calcext:value-type="float">
            <text:p>69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.4" calcext:value-type="float">
            <text:p>560.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8" calcext:value-type="float">
            <text:p>38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8" calcext:value-type="float">
            <text:p>40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.2" calcext:value-type="float">
            <text:p>54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.8" calcext:value-type="float">
            <text:p>298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.8" calcext:value-type="float">
            <text:p>68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.8" calcext:value-type="float">
            <text:p>334.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.48" calcext:value-type="float">
            <text:p>525.4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.84" calcext:value-type="float">
            <text:p>752.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.64" calcext:value-type="float">
            <text:p>903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.44" calcext:value-type="float">
            <text:p>358.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76" calcext:value-type="float">
            <text:p>563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84" calcext:value-type="float">
            <text:p>462.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.92" calcext:value-type="float">
            <text:p>390.9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4.2" calcext:value-type="float">
            <text:p>574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.04" calcext:value-type="float">
            <text:p>312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04" calcext:value-type="float">
            <text:p>254.0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04" calcext:value-type="float">
            <text:p>254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.88" calcext:value-type="float">
            <text:p>614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96" calcext:value-type="float">
            <text:p>400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68" calcext:value-type="float">
            <text:p>379.6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6.88" calcext:value-type="float">
            <text:p>1006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.88" calcext:value-type="float">
            <text:p>558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.16" calcext:value-type="float">
            <text:p>496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.48" calcext:value-type="float">
            <text:p>452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44" calcext:value-type="float">
            <text:p>377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6.64" calcext:value-type="float">
            <text:p>416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.88" calcext:value-type="float">
            <text:p>50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.08" calcext:value-type="float">
            <text:p>458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68" calcext:value-type="float">
            <text:p>379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0.08" calcext:value-type="float">
            <text:p>85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88" calcext:value-type="float">
            <text:p>27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.96" calcext:value-type="float">
            <text:p>652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.48" calcext:value-type="float">
            <text:p>452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28" calcext:value-type="float">
            <text:p>385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.56" calcext:value-type="float">
            <text:p>350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.72" calcext:value-type="float">
            <text:p>370.7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88" calcext:value-type="float">
            <text:p>390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52" calcext:value-type="float">
            <text:p>415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.48" calcext:value-type="float">
            <text:p>424.4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08" calcext:value-type="float">
            <text:p>402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68" calcext:value-type="float">
            <text:p>435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.04" calcext:value-type="float">
            <text:p>327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08" calcext:value-type="float">
            <text:p>234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.2" calcext:value-type="float">
            <text:p>263.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8" calcext:value-type="float">
            <text:p>352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.48" calcext:value-type="float">
            <text:p>424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56" calcext:value-type="float">
            <text:p>574.5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.12" calcext:value-type="float">
            <text:p>528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2.92" calcext:value-type="float">
            <text:p>592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.92" calcext:value-type="float">
            <text:p>700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0.92" calcext:value-type="float">
            <text:p>970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.92" calcext:value-type="float">
            <text:p>646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.72" calcext:value-type="float">
            <text:p>819.7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.92" calcext:value-type="float">
            <text:p>484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12" calcext:value-type="float">
            <text:p>42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.04" calcext:value-type="float">
            <text:p>581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.52" calcext:value-type="float">
            <text:p>398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.92" calcext:value-type="float">
            <text:p>700.9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.72" calcext:value-type="float">
            <text:p>549.7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84" calcext:value-type="float">
            <text:p>348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32" calcext:value-type="float">
            <text:p>355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4" calcext:value-type="float">
            <text:p>383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2" calcext:value-type="float">
            <text:p>468.7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.52" calcext:value-type="float">
            <text:p>452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.92" calcext:value-type="float">
            <text:p>754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6.12" calcext:value-type="float">
            <text:p>636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.96" calcext:value-type="float">
            <text:p>714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76" calcext:value-type="float">
            <text:p>428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.32" calcext:value-type="float">
            <text:p>247.3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.6" calcext:value-type="float">
            <text:p>426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92" calcext:value-type="float">
            <text:p>376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12" calcext:value-type="float">
            <text:p>42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88" calcext:value-type="float">
            <text:p>389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72" calcext:value-type="float">
            <text:p>333.7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.52" calcext:value-type="float">
            <text:p>236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56" calcext:value-type="float">
            <text:p>574.5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.72" calcext:value-type="float">
            <text:p>360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.52" calcext:value-type="float">
            <text:p>398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.92" calcext:value-type="float">
            <text:p>349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32" calcext:value-type="float">
            <text:p>787.3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.52" calcext:value-type="float">
            <text:p>398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.52" calcext:value-type="float">
            <text:p>398.5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.32" calcext:value-type="float">
            <text:p>355.3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.72" calcext:value-type="float">
            <text:p>360.7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.32" calcext:value-type="float">
            <text:p>355.3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.12" calcext:value-type="float">
            <text:p>339.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6.52" calcext:value-type="float">
            <text:p>506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.92" calcext:value-type="float">
            <text:p>322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.32" calcext:value-type="float">
            <text:p>328.3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72" calcext:value-type="float">
            <text:p>333.7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.72" calcext:value-type="float">
            <text:p>360.7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92" calcext:value-type="float">
            <text:p>322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.64" calcext:value-type="float">
            <text:p>278.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52" calcext:value-type="float">
            <text:p>236.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.12" calcext:value-type="float">
            <text:p>366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.52" calcext:value-type="float">
            <text:p>236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52" calcext:value-type="float">
            <text:p>290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.12" calcext:value-type="float">
            <text:p>285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080" calcext:value-type="float">
            <text:p>108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92" calcext:value-type="float">
            <text:p>322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.56" calcext:value-type="float">
            <text:p>456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.36" calcext:value-type="float">
            <text:p>425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.56" calcext:value-type="float">
            <text:p>456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72" calcext:value-type="float">
            <text:p>382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2.16" calcext:value-type="float">
            <text:p>602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36" calcext:value-type="float">
            <text:p>347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36" calcext:value-type="float">
            <text:p>347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92" calcext:value-type="float">
            <text:p>309.9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2" calcext:value-type="float">
            <text:p>34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6.96" calcext:value-type="float">
            <text:p>466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8" calcext:value-type="float">
            <text:p>30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12" calcext:value-type="float">
            <text:p>315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76" calcext:value-type="float">
            <text:p>383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56" calcext:value-type="float">
            <text:p>404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56" calcext:value-type="float">
            <text:p>300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4" calcext:value-type="float">
            <text:p>296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.88" calcext:value-type="float">
            <text:p>30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96" calcext:value-type="float">
            <text:p>310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36" calcext:value-type="float">
            <text:p>321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56" calcext:value-type="float">
            <text:p>300.5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.56" calcext:value-type="float">
            <text:p>326.5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96" calcext:value-type="float">
            <text:p>310.9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.96" calcext:value-type="float">
            <text:p>310.9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.28" calcext:value-type="float">
            <text:p>293.2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56" calcext:value-type="float">
            <text:p>248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.36" calcext:value-type="float">
            <text:p>425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.64" calcext:value-type="float">
            <text:p>484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4" calcext:value-type="float">
            <text:p>296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36" calcext:value-type="float">
            <text:p>321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76" calcext:value-type="float">
            <text:p>279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56" calcext:value-type="float">
            <text:p>300.5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16" calcext:value-type="float">
            <text:p>342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48" calcext:value-type="float">
            <text:p>272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96" calcext:value-type="float">
            <text:p>258.9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.96" calcext:value-type="float">
            <text:p>622.9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84" calcext:value-type="float">
            <text:p>385.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76" calcext:value-type="float">
            <text:p>383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16" calcext:value-type="float">
            <text:p>368.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2" calcext:value-type="float">
            <text:p>343.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.72" calcext:value-type="float">
            <text:p>356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16" calcext:value-type="float">
            <text:p>394.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16" calcext:value-type="float">
            <text:p>342.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.32" calcext:value-type="float">
            <text:p>50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.16" calcext:value-type="float">
            <text:p>446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16" calcext:value-type="float">
            <text:p>420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.32" calcext:value-type="float">
            <text:p>320.3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96" calcext:value-type="float">
            <text:p>258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76" calcext:value-type="float">
            <text:p>279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.04" calcext:value-type="float">
            <text:p>339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.32" calcext:value-type="float">
            <text:p>476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.88" calcext:value-type="float">
            <text:p>30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16" calcext:value-type="float">
            <text:p>342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64" calcext:value-type="float">
            <text:p>354.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12" calcext:value-type="float">
            <text:p>263.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.28" calcext:value-type="float">
            <text:p>553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.36" calcext:value-type="float">
            <text:p>347.3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6" calcext:value-type="float">
            <text:p>331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56" calcext:value-type="float">
            <text:p>300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36" calcext:value-type="float">
            <text:p>321.3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56" calcext:value-type="float">
            <text:p>248.5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76" calcext:value-type="float">
            <text:p>279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12" calcext:value-type="float">
            <text:p>367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16" calcext:value-type="float">
            <text:p>316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.76" calcext:value-type="float">
            <text:p>253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96" calcext:value-type="float">
            <text:p>206.9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08" calcext:value-type="float">
            <text:p>392.0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.16" calcext:value-type="float">
            <text:p>186.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76" calcext:value-type="float">
            <text:p>227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04" calcext:value-type="float">
            <text:p>235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.56" calcext:value-type="float">
            <text:p>326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.24" calcext:value-type="float">
            <text:p>292.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96" calcext:value-type="float">
            <text:p>206.9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.56" calcext:value-type="float">
            <text:p>326.5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.16" calcext:value-type="float">
            <text:p>264.1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.56" calcext:value-type="float">
            <text:p>274.5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.96" calcext:value-type="float">
            <text:p>336.9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.56" calcext:value-type="float">
            <text:p>326.5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.76" calcext:value-type="float">
            <text:p>357.7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.96" calcext:value-type="float">
            <text:p>336.9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.16" calcext:value-type="float">
            <text:p>316.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800" calcext:value-type="float">
            <text:p>180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8.64" calcext:value-type="float">
            <text:p>48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920" calcext:value-type="float">
            <text:p>192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.44" calcext:value-type="float">
            <text:p>229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800" calcext:value-type="float">
            <text:p>180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64" calcext:value-type="float">
            <text:p>24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.04" calcext:value-type="float">
            <text:p>239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.04" calcext:value-type="float">
            <text:p>311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64" calcext:value-type="float">
            <text:p>320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44" calcext:value-type="float">
            <text:p>301.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.44" calcext:value-type="float">
            <text:p>253.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64" calcext:value-type="float">
            <text:p>272.6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.24" calcext:value-type="float">
            <text:p>330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64" calcext:value-type="float">
            <text:p>320.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44" calcext:value-type="float">
            <text:p>301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64" calcext:value-type="float">
            <text:p>320.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44" calcext:value-type="float">
            <text:p>301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.24" calcext:value-type="float">
            <text:p>306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24" calcext:value-type="float">
            <text:p>258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84" calcext:value-type="float">
            <text:p>243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44" calcext:value-type="float">
            <text:p>253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.16" calcext:value-type="float">
            <text:p>236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48" calcext:value-type="float">
            <text:p>300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44" calcext:value-type="float">
            <text:p>253.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.64" calcext:value-type="float">
            <text:p>224.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.96" calcext:value-type="float">
            <text:p>240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.8" calcext:value-type="float">
            <text:p>48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44" calcext:value-type="float">
            <text:p>301.4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.28" calcext:value-type="float">
            <text:p>257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2" calcext:value-type="float">
            <text:p>28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44" calcext:value-type="float">
            <text:p>253.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.04" calcext:value-type="float">
            <text:p>215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84" calcext:value-type="float">
            <text:p>195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.64" calcext:value-type="float">
            <text:p>224.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.84" calcext:value-type="float">
            <text:p>195.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24" calcext:value-type="float">
            <text:p>186.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04" calcext:value-type="float">
            <text:p>215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64" calcext:value-type="float">
            <text:p>24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8" calcext:value-type="float">
            <text:p>310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.84" calcext:value-type="float">
            <text:p>243.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04" calcext:value-type="float">
            <text:p>263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68" calcext:value-type="float">
            <text:p>295.6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.24" calcext:value-type="float">
            <text:p>186.2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44" calcext:value-type="float">
            <text:p>205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04" calcext:value-type="float">
            <text:p>191.0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8" calcext:value-type="float">
            <text:p>24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950" calcext:value-type="float">
            <text:p>95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88" calcext:value-type="float">
            <text:p>311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08" calcext:value-type="float">
            <text:p>275.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08" calcext:value-type="float">
            <text:p>275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.08" calcext:value-type="float">
            <text:p>229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88" calcext:value-type="float">
            <text:p>311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.48" calcext:value-type="float">
            <text:p>293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.08" calcext:value-type="float">
            <text:p>275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.64" calcext:value-type="float">
            <text:p>222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88" calcext:value-type="float">
            <text:p>28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.8" calcext:value-type="float">
            <text:p>19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.44" calcext:value-type="float">
            <text:p>236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72" calcext:value-type="float">
            <text:p>244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.12" calcext:value-type="float">
            <text:p>194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24" calcext:value-type="float">
            <text:p>22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.08" calcext:value-type="float">
            <text:p>229.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.48" calcext:value-type="float">
            <text:p>293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36" calcext:value-type="float">
            <text:p>306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08" calcext:value-type="float">
            <text:p>275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36" calcext:value-type="float">
            <text:p>237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88" calcext:value-type="float">
            <text:p>288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44" calcext:value-type="float">
            <text:p>213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88" calcext:value-type="float">
            <text:p>28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96" calcext:value-type="float">
            <text:p>287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68" calcext:value-type="float">
            <text:p>256.6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.88" calcext:value-type="float">
            <text:p>265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84" calcext:value-type="float">
            <text:p>277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.88" calcext:value-type="float">
            <text:p>265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88" calcext:value-type="float">
            <text:p>196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88" calcext:value-type="float">
            <text:p>196.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48" calcext:value-type="float">
            <text:p>17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32" calcext:value-type="float">
            <text:p>180.3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4" calcext:value-type="float">
            <text:p>57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12" calcext:value-type="float">
            <text:p>171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.08" calcext:value-type="float">
            <text:p>229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4" calcext:value-type="float">
            <text:p>310.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84" calcext:value-type="float">
            <text:p>208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28" calcext:value-type="float">
            <text:p>192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88" calcext:value-type="float">
            <text:p>196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4" calcext:value-type="float">
            <text:p>310.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84" calcext:value-type="float">
            <text:p>208.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08" calcext:value-type="float">
            <text:p>183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56" calcext:value-type="float">
            <text:p>223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4" calcext:value-type="float">
            <text:p>310.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88" calcext:value-type="float">
            <text:p>288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28" calcext:value-type="float">
            <text:p>192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0" calcext:value-type="float">
            <text:p>128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24" calcext:value-type="float">
            <text:p>227.2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2" calcext:value-type="float">
            <text:p>183.9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72" calcext:value-type="float">
            <text:p>280.7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92" calcext:value-type="float">
            <text:p>183.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52" calcext:value-type="float">
            <text:p>157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.52" calcext:value-type="float">
            <text:p>289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32" calcext:value-type="float">
            <text:p>298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92" calcext:value-type="float">
            <text:p>139.9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.12" calcext:value-type="float">
            <text:p>285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36" calcext:value-type="float">
            <text:p>150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76" calcext:value-type="float">
            <text:p>284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96" calcext:value-type="float">
            <text:p>267.9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56" calcext:value-type="float">
            <text:p>280.5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16" calcext:value-type="float">
            <text:p>272.1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56" calcext:value-type="float">
            <text:p>217.5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76" calcext:value-type="float">
            <text:p>263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76" calcext:value-type="float">
            <text:p>263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.36" calcext:value-type="float">
            <text:p>255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6" calcext:value-type="float">
            <text:p>183.9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56" calcext:value-type="float">
            <text:p>280.5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96" calcext:value-type="float">
            <text:p>225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76" calcext:value-type="float">
            <text:p>221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.16" calcext:value-type="float">
            <text:p>188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.16" calcext:value-type="float">
            <text:p>188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6" calcext:value-type="float">
            <text:p>213.3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6" calcext:value-type="float">
            <text:p>158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76" calcext:value-type="float">
            <text:p>263.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76" calcext:value-type="float">
            <text:p>221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76" calcext:value-type="float">
            <text:p>221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.96" calcext:value-type="float">
            <text:p>183.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6" calcext:value-type="float">
            <text:p>213.3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.56" calcext:value-type="float">
            <text:p>154.5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.16" calcext:value-type="float">
            <text:p>167.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.76" calcext:value-type="float">
            <text:p>179.7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96" calcext:value-type="float">
            <text:p>141.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6" calcext:value-type="float">
            <text:p>213.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96" calcext:value-type="float">
            <text:p>141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</table:table-row>
      </table:table>
      <table:named-expressions/>
      <table:database-ranges>
        <table:database-range table:name="__Anonymous_Sheet_DB__0" table:target-range-address="Sheet1.A1:Sheet1.W778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7:57:23.090754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23T18:04:17.889818556</dc:date>
    <meta:editing-duration>PT9M39S</meta:editing-duration>
    <meta:editing-cycles>5</meta:editing-cycles>
    <meta:document-statistic meta:table-count="1" meta:cell-count="17894" meta:object-count="0"/>
  </office:meta>
</office:document-meta>
</file>